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Victor Mono" svg:font-family="'Victor Mono', monospace, Consolas, 'Courier New', monospac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style:min-row-height="1.545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17.59cm" style:rel-column-width="9972*"/>
    </style:style>
    <style:style style:name="Table11.A1" style:family="table-cell">
      <style:table-cell-properties fo:padding="0.097cm" fo:border="0.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5pt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17.59cm" style:rel-column-width="9972*"/>
    </style:style>
    <style:style style:name="Table12.A1" style:family="table-cell">
      <style:table-cell-properties fo:padding="0.097cm" fo:border="0.5pt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17.59cm" style:rel-column-width="65535*"/>
    </style:style>
    <style:style style:name="Table13.A1" style:family="table-cell">
      <style:table-cell-properties fo:padding="0.097cm" fo:border="0.5pt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17.59cm" style:rel-column-width="65535*"/>
    </style:style>
    <style:style style:name="Table14.A1" style:family="table-cell">
      <style:table-cell-properties fo:padding="0.097cm" fo:border="0.5pt solid #000000"/>
    </style:style>
    <style:style style:name="P1" style:family="paragraph" style:parent-style-name="Standard">
      <style:text-properties style:font-name="Sans Serif Collection" fo:font-size="16pt" fo:font-weight="bold" officeooo:rsid="0006b4d5" officeooo:paragraph-rsid="0006b4d5" style:font-size-asian="14pt" style:font-weight-asian="bold" style:font-size-complex="16pt" style:font-weight-complex="bold"/>
    </style:style>
    <style:style style:name="P2" style:family="paragraph" style:parent-style-name="Standard">
      <style:text-properties style:font-name="Sans Serif Collection" fo:font-size="12pt" officeooo:rsid="0006b4d5" officeooo:paragraph-rsid="0006b4d5" style:font-size-asian="10.5pt" style:font-size-complex="12pt"/>
    </style:style>
    <style:style style:name="P3" style:family="paragraph" style:parent-style-name="Standard">
      <style:text-properties style:font-name="Sans Serif Collection" fo:font-size="12pt" fo:font-weight="bold" officeooo:rsid="0006b4d5" officeooo:paragraph-rsid="0006b4d5" style:font-size-asian="10.5pt" style:font-weight-asian="bold" style:font-size-complex="12pt" style:font-weight-complex="bold"/>
    </style:style>
    <style:style style:name="P4" style:family="paragraph" style:parent-style-name="Table_20_Contents">
      <style:text-properties fo:color="#468a1a" loext:opacity="100%" style:font-name="Sans Serif Collection" fo:font-size="12pt" fo:font-weight="bold" officeooo:rsid="0006b4d5" officeooo:paragraph-rsid="0006b4d5" style:font-size-asian="10.5pt" style:font-weight-asian="bold" style:font-size-complex="12pt" style:font-weight-complex="bold"/>
    </style:style>
    <style:style style:name="P5" style:family="paragraph" style:parent-style-name="Table_20_Contents">
      <style:text-properties style:font-name="Sans Serif Collection" fo:font-size="12pt" officeooo:rsid="0006b4d5" officeooo:paragraph-rsid="0006b4d5" style:font-size-asian="10.5pt" style:font-size-complex="12pt"/>
    </style:style>
    <style:style style:name="P6" style:family="paragraph" style:parent-style-name="Standard">
      <style:text-properties style:font-name="Sans Serif Collection" fo:font-size="16pt" fo:font-weight="bold" officeooo:rsid="000844c7" officeooo:paragraph-rsid="000844c7" style:font-size-asian="16pt" style:font-weight-asian="bold" style:font-size-complex="16pt" style:font-weight-complex="bold"/>
    </style:style>
    <style:style style:name="P7" style:family="paragraph" style:parent-style-name="Standard">
      <style:text-properties style:font-name="Sans Serif Collection" fo:font-size="12pt" officeooo:rsid="000844c7" officeooo:paragraph-rsid="000844c7" style:font-size-asian="10.5pt" style:font-size-complex="12pt"/>
    </style:style>
    <style:style style:name="P8" style:family="paragraph" style:parent-style-name="Table_20_Contents">
      <style:text-properties style:font-name="Sans Serif Collection" fo:font-size="12pt" officeooo:rsid="000844c7" officeooo:paragraph-rsid="000844c7" style:font-size-asian="10.5pt" style:font-size-complex="12pt"/>
    </style:style>
    <style:style style:name="P9" style:family="paragraph" style:parent-style-name="Standard">
      <style:text-properties fo:color="#bbbbbb" loext:opacity="100%" style:font-name="Victor Mono" fo:font-size="10.5pt" fo:font-weight="normal" officeooo:rsid="000844c7" officeooo:paragraph-rsid="000844c7" fo:background-color="#1e1e1e" style:font-size-asian="10.5pt" style:font-size-complex="12pt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91479" fo:background-color="#1e1e1e"/>
    </style:style>
    <style:style style:name="P11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fo:background-color="#1e1e1e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style:font-name="Victor Mono" fo:font-size="10.5pt"/>
    </style:style>
    <style:style style:name="P13" style:family="paragraph" style:parent-style-name="Standard">
      <style:text-properties style:font-name="Sans Serif Collection" fo:font-size="12pt" fo:font-weight="bold" officeooo:rsid="000844c7" officeooo:paragraph-rsid="000844c7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Sans Serif Collection" fo:font-size="12pt" officeooo:rsid="000844c7" officeooo:paragraph-rsid="00091479" style:font-size-asian="10.5pt" style:font-size-complex="12pt"/>
    </style:style>
    <style:style style:name="P15" style:family="paragraph" style:parent-style-name="Table_20_Contents">
      <style:text-properties style:font-name="Sans Serif Collection" fo:font-size="12pt" officeooo:rsid="000844c7" officeooo:paragraph-rsid="00091479" style:font-size-asian="10.5pt" style:font-size-complex="12pt"/>
    </style:style>
    <style:style style:name="P16" style:family="paragraph" style:parent-style-name="Standard">
      <style:text-properties fo:color="#bbbbbb" loext:opacity="100%" style:font-name="Victor Mono" fo:font-size="10.5pt" fo:font-weight="normal" officeooo:rsid="000844c7" officeooo:paragraph-rsid="00091479" fo:background-color="#1e1e1e" style:font-size-asian="10.5pt" style:font-size-complex="12pt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style:font-name="Victor Mono" fo:font-size="10.5pt" officeooo:paragraph-rsid="00091479"/>
    </style:style>
    <style:style style:name="P18" style:family="paragraph" style:parent-style-name="Standard">
      <style:text-properties style:font-name="Sans Serif Collection" fo:font-size="16pt" fo:font-weight="bold" officeooo:rsid="00091479" officeooo:paragraph-rsid="00091479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Sans Serif Collection" fo:font-size="12pt" fo:font-weight="bold" officeooo:rsid="0006b4d5" officeooo:paragraph-rsid="00091479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Sans Serif Collection" fo:font-size="12pt" fo:font-weight="normal" officeooo:rsid="00091479" officeooo:paragraph-rsid="00091479" style:font-size-asian="10.5pt" style:font-weight-asian="normal" style:font-size-complex="12pt" style:font-weight-complex="normal"/>
    </style:style>
    <style:style style:name="P21" style:family="paragraph" style:parent-style-name="Table_20_Contents">
      <style:text-properties style:font-name="Sans Serif Collection" fo:font-size="12pt" officeooo:paragraph-rsid="00091479"/>
    </style:style>
    <style:style style:name="P22" style:family="paragraph" style:parent-style-name="Standard">
      <style:text-properties style:font-name="Sans Serif Collection" fo:font-size="12pt" fo:font-weight="normal" officeooo:rsid="000844c7" officeooo:paragraph-rsid="0009d9f6" style:font-size-asian="10.5pt" style:font-weight-asian="normal" style:font-size-complex="12pt" style:font-weight-complex="normal"/>
    </style:style>
    <style:style style:name="P23" style:family="paragraph" style:parent-style-name="Standard">
      <style:text-properties style:font-name="Sans Serif Collection" fo:font-size="12pt" fo:font-weight="normal" officeooo:rsid="0009d9f6" officeooo:paragraph-rsid="0009d9f6" style:font-size-asian="10.5pt" style:font-weight-asian="normal" style:font-size-complex="12pt" style:font-weight-complex="normal"/>
    </style:style>
    <style:style style:name="P24" style:family="paragraph" style:parent-style-name="Table_20_Contents">
      <style:text-properties style:font-name="Sans Serif Collection" fo:font-size="12pt" officeooo:paragraph-rsid="0009d9f6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style:font-name="Victor Mono" fo:font-size="10.5pt" fo:font-weight="normal" fo:background-color="#1e1e1e"/>
    </style:style>
    <style:style style:name="P26" style:family="paragraph" style:parent-style-name="Standard">
      <style:text-properties style:font-name="Sans Serif Collection" fo:font-size="12pt" fo:font-weight="bold" officeooo:rsid="0006b4d5" officeooo:paragraph-rsid="000a9d4d" style:font-size-asian="10.5pt" style:font-weight-asian="bold" style:font-size-complex="12pt" style:font-weight-complex="bold"/>
    </style:style>
    <style:style style:name="P27" style:family="paragraph" style:parent-style-name="Standard">
      <style:text-properties style:font-name="Sans Serif Collection" fo:font-size="12pt" fo:font-weight="normal" officeooo:rsid="00091479" officeooo:paragraph-rsid="000a9d4d" style:font-size-asian="10.5pt" style:font-weight-asian="normal" style:font-size-complex="12pt" style:font-weight-complex="normal"/>
    </style:style>
    <style:style style:name="P28" style:family="paragraph" style:parent-style-name="Table_20_Contents">
      <style:text-properties style:font-name="Sans Serif Collection" fo:font-size="12pt" officeooo:paragraph-rsid="000a9d4d"/>
    </style:style>
    <style:style style:name="P29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a9d4d" fo:background-color="#1e1e1e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style:font-name="Victor Mono" fo:font-size="10.5pt" officeooo:paragraph-rsid="000a9d4d"/>
    </style:style>
    <style:style style:name="P31" style:family="paragraph" style:parent-style-name="Standard">
      <style:text-properties style:font-name="Sans Serif Collection" fo:font-size="12pt" fo:font-weight="normal" officeooo:rsid="000844c7" officeooo:paragraph-rsid="000a9d4d" style:font-size-asian="10.5pt" style:font-weight-asian="normal" style:font-size-complex="12pt" style:font-weight-complex="normal"/>
    </style:style>
    <style:style style:name="P32" style:family="paragraph" style:parent-style-name="Standard">
      <style:text-properties style:font-name="Sans Serif Collection" fo:font-size="12pt" fo:font-weight="normal" officeooo:rsid="0009d9f6" officeooo:paragraph-rsid="000a9d4d" style:font-size-asian="10.5pt" style:font-weight-asian="normal" style:font-size-complex="12pt" style:font-weight-complex="normal"/>
    </style:style>
    <style:style style:name="P33" style:family="paragraph" style:parent-style-name="Standard">
      <style:text-properties style:font-name="Sans Serif Collection" fo:font-size="12pt" fo:font-weight="normal" officeooo:rsid="000a9d4d" officeooo:paragraph-rsid="000a9d4d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Sans Serif Collection" fo:font-size="12pt" fo:font-weight="normal" officeooo:rsid="0009d9f6" officeooo:paragraph-rsid="000b32d7" style:font-size-asian="10.5pt" style:font-weight-asian="normal" style:font-size-complex="12pt" style:font-weight-complex="normal"/>
    </style:style>
    <style:style style:name="P35" style:family="paragraph" style:parent-style-name="Table_20_Contents">
      <style:text-properties style:font-name="Sans Serif Collection" fo:font-size="12pt" officeooo:rsid="000b32d7" officeooo:paragraph-rsid="000b32d7" style:font-size-asian="10.5pt" style:font-size-complex="12pt"/>
    </style:style>
    <style:style style:name="P36" style:family="paragraph" style:parent-style-name="Standard">
      <style:text-properties fo:color="#bbbbbb" loext:opacity="100%" style:font-name="Victor Mono" fo:font-size="10.5pt" fo:font-weight="normal" officeooo:rsid="000b32d7" officeooo:paragraph-rsid="000b32d7" fo:background-color="#1e1e1e" style:font-size-asian="10.5pt" style:font-size-complex="12pt"/>
    </style:style>
    <style:style style:name="P37" style:family="paragraph" style:parent-style-name="Standard">
      <style:text-properties style:font-name="Sans Serif Collection" fo:font-size="16pt" fo:font-weight="bold" officeooo:rsid="00091479" officeooo:paragraph-rsid="000b32d7" style:font-size-asian="16pt" style:font-weight-asian="bold" style:font-size-complex="16pt" style:font-weight-complex="bold"/>
    </style:style>
    <style:style style:name="P38" style:family="paragraph" style:parent-style-name="Standard">
      <style:text-properties style:font-name="Sans Serif Collection" fo:font-size="12pt" fo:font-weight="bold" officeooo:rsid="0006b4d5" officeooo:paragraph-rsid="000b32d7" style:font-size-asian="10.5pt" style:font-weight-asian="bold" style:font-size-complex="12pt" style:font-weight-complex="bold"/>
    </style:style>
    <style:style style:name="P39" style:family="paragraph" style:parent-style-name="Standard">
      <style:text-properties style:font-name="Sans Serif Collection" fo:font-size="12pt" fo:font-weight="normal" officeooo:rsid="000844c7" officeooo:paragraph-rsid="000b32d7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Sans Serif Collection" fo:font-size="12pt" fo:font-weight="normal" officeooo:rsid="000b32d7" officeooo:paragraph-rsid="000b32d7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color="#bbbbbb" loext:opacity="100%" style:font-name="Victor Mono" fo:font-size="10.5pt" fo:font-weight="normal" fo:background-color="#1e1e1e" style:font-size-asian="10.5pt" style:font-size-complex="12pt"/>
    </style:style>
    <style:style style:name="P42" style:family="paragraph" style:parent-style-name="Standard">
      <style:text-properties style:font-name="Sans Serif Collection" fo:font-size="12pt" fo:font-weight="normal" officeooo:rsid="000b32d7" officeooo:paragraph-rsid="000bd876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color="#bbbbbb" loext:opacity="100%" style:font-name="Victor Mono" fo:font-size="10.5pt" fo:font-weight="normal" officeooo:rsid="000b32d7" officeooo:paragraph-rsid="000bd876" fo:background-color="#1e1e1e" style:font-size-asian="10.5pt" style:font-size-complex="12pt"/>
    </style:style>
    <style:style style:name="P44" style:family="paragraph" style:parent-style-name="Standard">
      <style:text-properties fo:color="#bbbbbb" loext:opacity="100%" style:font-name="Victor Mono" fo:font-size="10.5pt" fo:font-weight="normal" officeooo:paragraph-rsid="000bd876" fo:background-color="#1e1e1e" style:font-size-asian="10.5pt" style:font-size-complex="12pt"/>
    </style:style>
    <style:style style:name="P45" style:family="paragraph" style:parent-style-name="Standard">
      <style:paragraph-properties fo:margin-left="0cm" fo:margin-right="0cm" style:line-height-at-least="0.503cm" fo:text-indent="0cm" style:auto-text-indent="false"/>
      <style:text-properties fo:color="#bbbbbb" loext:opacity="100%" officeooo:paragraph-rsid="000bd876" fo:background-color="#1e1e1e"/>
    </style:style>
    <style:style style:name="P46" style:family="paragraph" style:parent-style-name="Standard">
      <style:paragraph-properties fo:margin-left="0cm" fo:margin-right="0cm" style:line-height-at-least="0.503cm" fo:text-indent="0cm" style:auto-text-indent="false"/>
      <style:text-properties style:font-name="Victor Mono" fo:font-size="10.5pt" officeooo:paragraph-rsid="000bd876"/>
    </style:style>
    <style:style style:name="P47" style:family="paragraph" style:parent-style-name="Standard">
      <style:text-properties style:font-name="Sans Serif Collection" fo:font-size="12pt" fo:font-weight="normal" officeooo:rsid="000844c7" officeooo:paragraph-rsid="000bd876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Sans Serif Collection" fo:font-size="12pt" fo:font-weight="normal" officeooo:rsid="0009d9f6" officeooo:paragraph-rsid="000bd876" style:font-size-asian="10.5pt" style:font-weight-asian="normal" style:font-size-complex="12pt" style:font-weight-complex="normal"/>
    </style:style>
    <style:style style:name="P49" style:family="paragraph" style:parent-style-name="Table_20_Contents">
      <style:text-properties style:font-name="Sans Serif Collection" fo:font-size="12pt" officeooo:rsid="000b32d7" officeooo:paragraph-rsid="000bd876" style:font-size-asian="10.5pt" style:font-size-complex="12pt"/>
    </style:style>
    <style:style style:name="P50" style:family="paragraph" style:parent-style-name="Standard">
      <style:text-properties style:font-name="Sans Serif Collection" fo:font-size="12pt" fo:font-weight="bold" officeooo:rsid="0006b4d5" officeooo:paragraph-rsid="000bd876" style:font-size-asian="10.5pt" style:font-weight-asian="bold" style:font-size-complex="12pt" style:font-weight-complex="bold"/>
    </style:style>
    <style:style style:name="P51" style:family="paragraph" style:parent-style-name="Standard">
      <style:text-properties style:font-name="Sans Serif Collection" fo:font-size="12pt" fo:font-weight="normal" officeooo:rsid="000bd876" officeooo:paragraph-rsid="000bd876" style:font-size-asian="10.5pt" style:font-weight-asian="normal" style:font-size-complex="12pt" style:font-weight-complex="normal"/>
    </style:style>
    <style:style style:name="T1" style:family="text">
      <style:text-properties fo:font-variant="normal" fo:text-transform="none" fo:letter-spacing="normal" fo:font-style="normal" fo:font-weight="normal" loext:padding="0cm" loext:border="none"/>
    </style:style>
    <style:style style:name="T2" style:family="text">
      <style:text-properties fo:font-family="'Liberation Serif'" style:font-family-generic="roman" style:font-family-asian="'Liberation Serif'" style:font-family-generic-asian="roman" style:font-family-complex="'Liberation Serif'" style:font-family-generic-complex="roman"/>
    </style:style>
    <style:style style:name="T3" style:family="text">
      <style:text-properties officeooo:rsid="000844c7"/>
    </style:style>
    <style:style style:name="T4" style:family="text">
      <style:text-properties officeooo:rsid="000bd876"/>
    </style:style>
    <style:style style:name="T5" style:family="text">
      <style:text-properties officeooo:rsid="000a9d4d"/>
    </style:style>
    <style:style style:name="T6" style:family="text">
      <style:text-properties fo:color="#00e8c6" loext:opacity="100%" style:font-name="Victor Mono" fo:font-size="10.5pt" fo:font-weight="normal"/>
    </style:style>
    <style:style style:name="T7" style:family="text">
      <style:text-properties style:font-name="Victor Mono" fo:font-size="10.5pt" fo:font-weight="normal"/>
    </style:style>
    <style:style style:name="T8" style:family="text">
      <style:text-properties style:font-name="Victor Mono" fo:font-size="10.5pt" fo:font-weight="normal" officeooo:rsid="00091479"/>
    </style:style>
    <style:style style:name="T9" style:family="text">
      <style:text-properties fo:color="#96e072" loext:opacity="100%" style:font-name="Victor Mono" fo:font-size="10.5pt" fo:font-weight="normal"/>
    </style:style>
    <style:style style:name="T10" style:family="text">
      <style:text-properties fo:color="#bbbbbb" loext:opacity="100%" fo:font-weight="normal" fo:background-color="#1e1e1e" loext:char-shading-value="0"/>
    </style:style>
    <style:style style:name="T11" style:family="text">
      <style:text-properties officeooo:rsid="00091479"/>
    </style:style>
    <style:style style:name="T12" style:family="text">
      <style:text-properties officeooo:rsid="0009d9f6"/>
    </style:style>
    <style:style style:name="T13" style:family="text">
      <style:text-properties officeooo:rsid="00091479" style:font-size-asian="10.5pt" style:font-size-complex="12pt"/>
    </style:style>
    <style:style style:name="T14" style:family="text">
      <style:text-properties fo:color="#bbbbbb" loext:opacity="100%" style:font-name="Victor Mono" fo:font-size="10.5pt" fo:font-weight="normal" fo:background-color="#1e1e1e" loext:char-shading-value="0"/>
    </style:style>
    <style:style style:name="T15" style:family="text">
      <style:text-properties fo:color="#00e8c6" loext:opacity="100%" style:font-name="Victor Mono" fo:font-size="10.5pt" fo:font-weight="normal" officeooo:rsid="0009d9f6"/>
    </style:style>
    <style:style style:name="T16" style:family="text">
      <style:text-properties fo:color="#96e072" loext:opacity="100%" style:font-name="Victor Mono" fo:font-size="10.5pt" fo:font-weight="normal" officeooo:rsid="0009d9f6"/>
    </style:style>
    <style:style style:name="T17" style:family="text">
      <style:text-properties fo:color="#00e8c6" loext:opacity="100%" style:font-name="Victor Mono" fo:font-size="10.5pt" fo:font-weight="normal" officeooo:rsid="000a9d4d"/>
    </style:style>
    <style:style style:name="T18" style:family="text">
      <style:text-properties style:font-name="Victor Mono" fo:font-size="10.5pt" fo:font-weight="normal" officeooo:rsid="000b32d7"/>
    </style:style>
    <style:style style:name="T19" style:family="text">
      <style:text-properties officeooo:rsid="000b32d7"/>
    </style:style>
    <style:style style:name="T20" style:family="text">
      <style:text-properties fo:color="#96e072" loext:opacity="100%" style:font-name="Victor Mono" fo:font-size="10.5pt" fo:font-weight="normal" officeooo:rsid="000bd8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DD-TDD-PRACTICE</text:p>
      <text:p text:style-name="P2"><text:span text:style-name="T1">You are the developer in charge of building a cash register. This app will be able </text:span><text:line-break/><text:span text:style-name="T1">to add products to a cart and display the total price.</text:span> </text:p>
      <text:p text:style-name="P3">Products Registered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code</text:p>
          </table:table-cell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price</text:p>
          </table:table-cell>
          <table:table-cell table:style-name="Table1.D1" office:value-type="string">
            <text:p text:style-name="P4">image_url</text:p>
          </table:table-cell>
        </table:table-row>
        <table:table-row>
          <table:table-cell table:style-name="Table1.A2" office:value-type="string">
            <text:p text:style-name="P5">GR1</text:p>
          </table:table-cell>
          <table:table-cell table:style-name="Table1.A2" office:value-type="string">
            <text:p text:style-name="P5">Green Tea</text:p>
          </table:table-cell>
          <table:table-cell table:style-name="Table1.A2" office:value-type="string">
            <text:p text:style-name="P5">3.11<text:span text:style-name="T2">€</text:span></text:p>
          </table:table-cell>
          <table:table-cell table:style-name="Table1.D2" office:value-type="string">
            <text:p text:style-name="P5">www</text:p>
          </table:table-cell>
        </table:table-row>
        <table:table-row table:style-name="Table1.3">
          <table:table-cell table:style-name="Table1.A2" office:value-type="string">
            <text:p text:style-name="P5">SR1</text:p>
          </table:table-cell>
          <table:table-cell table:style-name="Table1.A2" office:value-type="string">
            <text:p text:style-name="P5">Strawberries</text:p>
          </table:table-cell>
          <table:table-cell table:style-name="Table1.A2" office:value-type="string">
            <text:p text:style-name="P5">5.00<text:span text:style-name="T2">€</text:span></text:p>
          </table:table-cell>
          <table:table-cell table:style-name="Table1.D2" office:value-type="string">
            <text:p text:style-name="P5">www</text:p>
          </table:table-cell>
        </table:table-row>
        <table:table-row table:style-name="Table1.3">
          <table:table-cell table:style-name="Table1.A2" office:value-type="string">
            <text:p text:style-name="P5">CF1</text:p>
          </table:table-cell>
          <table:table-cell table:style-name="Table1.A2" office:value-type="string">
            <text:p text:style-name="P5">Coffee</text:p>
          </table:table-cell>
          <table:table-cell table:style-name="Table1.A2" office:value-type="string">
            <text:p text:style-name="P5">11.23<text:span text:style-name="T2">€</text:span></text:p>
          </table:table-cell>
          <table:table-cell table:style-name="Table1.D2" office:value-type="string">
            <text:p text:style-name="P5">www</text:p>
          </table:table-cell>
        </table:table-row>
      </table:table>
      <text:p text:style-name="P2"/>
      <text:p text:style-name="P6">Feature – Get all the products</text:p>
      <text:p text:style-name="P3">A<text:span text:style-name="T3">cceptance Criteria</text:span> as scenarios</text:p>
      <text:p text:style-name="P3">Scenario 1 – <text:span text:style-name="T3">Return all products</text:span></text:p>
      <text:p text:style-name="P7">Given I am cashier</text:p>
      <text:p text:style-name="P7">When I request <text:span text:style-name="T4">to</text:span> list <text:span text:style-name="T4">the</text:span> products</text:p>
      <text:p text:style-name="P7">Then I should get a JSON response with the right HTTP status <text:span text:style-name="T5">200</text:span></text:p>
      <text:p text:style-name="P7">And the response should be like the example below:</text:p>
      <text:p text:style-name="P7"/>
      <text:p text:style-name="P7"/>
      <text:p text:style-name="P7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8">Example:</text:p>
            <text:p text:style-name="P9">{</text:p>
            <text:p text:style-name="P10">  <text:span text:style-name="T6">"data"</text:span><text:span text:style-name="T7">: </text:span><text:span text:style-name="T8">[</text:span><text:span text:style-name="T7">{</text:span></text:p>
            <text:p text:style-name="P11">    <text:span text:style-name="T6">"id"</text:span><text:span text:style-name="T7">: </text:span><text:span text:style-name="T9">"some_id"</text:span><text:span text:style-name="T7">,</text:span></text:p>
            <text:p text:style-name="P11">    <text:span text:style-name="T6">"code"</text:span><text:span text:style-name="T7">: </text:span><text:span text:style-name="T9">"some_code"</text:span><text:span text:style-name="T7">,</text:span></text:p>
            <text:p text:style-name="P11">    <text:span text:style-name="T6">"name"</text:span><text:span text:style-name="T7">: </text:span><text:span text:style-name="T9">"some_name"</text:span><text:span text:style-name="T7">,</text:span></text:p>
            <text:p text:style-name="P11">    <text:span text:style-name="T6">"price"</text:span><text:span text:style-name="T7">: </text:span><text:span text:style-name="T9">"some_price"</text:span><text:span text:style-name="T7">,</text:span></text:p>
            <text:p text:style-name="P11">    <text:span text:style-name="T6">"image_url"</text:span><text:span text:style-name="T7">: </text:span><text:span text:style-name="T9">"some_image_url"</text:span></text:p>
            <text:p text:style-name="P11">  <text:span text:style-name="T7">}</text:span><text:span text:style-name="T8">]</text:span></text:p>
            <text:p text:style-name="P12"><text:span text:style-name="T10">}</text:span></text:p>
          </table:table-cell>
        </table:table-row>
      </table:table>
      <text:p text:style-name="P7"/>
      <text:p text:style-name="P13">Scenario 2 – Return empty response if no products</text:p>
      <text:p text:style-name="P14">Given I am cashier</text:p>
      <text:p text:style-name="P14">When I request <text:span text:style-name="T4">to</text:span> list <text:span text:style-name="T4">the</text:span> products</text:p>
      <text:p text:style-name="P14">Then I should get a<text:span text:style-name="T11">n empty</text:span> JSON response with the right HTTP status <text:span text:style-name="T5">200</text:span></text:p>
      <text:p text:style-name="P14">And the response should be like the example below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Example:</text:p>
            <text:p text:style-name="P16">{</text:p>
            <text:p text:style-name="P10">  <text:span text:style-name="T6">"data"</text:span><text:span text:style-name="T7">: </text:span><text:span text:style-name="T8">[]</text:span></text:p>
            <text:p text:style-name="P17"><text:span text:style-name="T10">}</text:span></text:p>
          </table:table-cell>
        </table:table-row>
      </table:table>
      <text:p text:style-name="P2"/>
      <text:p text:style-name="P18">Feature – Add the product to the cart</text:p>
      <text:p text:style-name="P19">A<text:span text:style-name="T3">cceptance Criteria</text:span> as scenarios</text:p>
      <text:p text:style-name="P19">Scenario 1 – <text:span text:style-name="T11">Adds the targeted/selected product to the </text:span><text:span text:style-name="T5">empty</text:span><text:span text:style-name="T11"> cart </text:span><text:span text:style-name="T5">and returns the products and total price</text:span></text:p>
      <text:p text:style-name="P20">Given I am a cashier</text:p>
      <text:p text:style-name="P20">When I <text:span text:style-name="T4">request to </text:span><text:span text:style-name="T12">add to cart the product</text:span> with the data like below:</text:p>
      <table:table table:name="Table4" table:style-name="Table4">
        <table:table-column table:style-name="Table4.A"/>
        <text:soft-page-break/>
        <table:table-row>
          <table:table-cell table:style-name="Table4.A1" office:value-type="string">
            <text:p text:style-name="P21"><text:span text:style-name="T13">Example:<text:line-break/></text:span><text:span text:style-name="T14">{</text:span></text:p>
            <text:p text:style-name="P11">  <text:span text:style-name="T6">"data"</text:span><text:span text:style-name="T7">: {</text:span></text:p>
            <text:p text:style-name="P11">    <text:span text:style-name="T6">"code"</text:span><text:span text:style-name="T7">: </text:span><text:span text:style-name="T9">"some_code"</text:span><text:span text:style-name="T7">,</text:span></text:p>
            <text:p text:style-name="P11">    <text:span text:style-name="T6">"</text:span><text:span text:style-name="T15">quantity</text:span><text:span text:style-name="T6">"</text:span><text:span text:style-name="T7">: </text:span><text:span text:style-name="T9">"some_</text:span><text:span text:style-name="T16">quantity</text:span><text:span text:style-name="T9">"</text:span></text:p>
            <text:p text:style-name="P11">  <text:span text:style-name="T7">}</text:span></text:p>
            <text:p text:style-name="P12"><text:span text:style-name="T10">}</text:span></text:p>
          </table:table-cell>
        </table:table-row>
      </table:table>
      <text:p text:style-name="P22">Then I should get a JSON response with the right HTTP status <text:s/><text:span text:style-name="T5">200</text:span></text:p>
      <text:p text:style-name="P23">And the response should be like the example below: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4"><text:span text:style-name="T13">Example:<text:line-break/></text:span><text:span text:style-name="T14">{</text:span></text:p>
            <text:p text:style-name="P11">  <text:span text:style-name="T6">"data"</text:span><text:span text:style-name="T7">: {</text:span></text:p>
            <text:p text:style-name="P11">    <text:span text:style-name="T6">"product</text:span><text:span text:style-name="T17">s</text:span><text:span text:style-name="T6">"</text:span><text:span text:style-name="T7">: [</text:span></text:p>
            <text:p text:style-name="P11">      <text:span text:style-name="T7">{</text:span></text:p>
            <text:p text:style-name="P11">        <text:span text:style-name="T6">"name"</text:span><text:span text:style-name="T7">: </text:span><text:span text:style-name="T9">"some_name"</text:span><text:span text:style-name="T7">,</text:span></text:p>
            <text:p text:style-name="P11">        <text:span text:style-name="T6">"price_per_quantity"</text:span><text:span text:style-name="T7">: </text:span><text:span text:style-name="T9">"some_price_per_quantity"</text:span><text:span text:style-name="T7">,</text:span></text:p>
            <text:p text:style-name="P11">        <text:span text:style-name="T6">"quantity"</text:span><text:span text:style-name="T7">: </text:span><text:span text:style-name="T9">"some_quantity"</text:span><text:span text:style-name="T7">,</text:span></text:p>
            <text:p text:style-name="P11">      <text:span text:style-name="T7">}</text:span></text:p>
            <text:p text:style-name="P11">    <text:span text:style-name="T7">],</text:span></text:p>
            <text:p text:style-name="P11">    <text:span text:style-name="T6">"total_price"</text:span><text:span text:style-name="T7">: </text:span><text:span text:style-name="T9">"some_total_price"</text:span></text:p>
            <text:p text:style-name="P11">  <text:span text:style-name="T7">}</text:span></text:p>
            <text:p text:style-name="P25">}</text:p>
          </table:table-cell>
        </table:table-row>
      </table:table>
      <text:p text:style-name="P22"/>
      <text:p text:style-name="P26">Scenario <text:span text:style-name="T5">2</text:span> – <text:span text:style-name="T11">Adds the targeted/selected product to the </text:span><text:span text:style-name="T5">current</text:span><text:span text:style-name="T11"> cart </text:span><text:span text:style-name="T5">and returns the products and total price</text:span></text:p>
      <text:p text:style-name="P27">Given I am a cashier</text:p>
      <text:p text:style-name="P27">When I <text:span text:style-name="T4">request to </text:span><text:span text:style-name="T12">add to cart the product</text:span> with the data like below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28"><text:span text:style-name="T13">Example:<text:line-break/></text:span><text:span text:style-name="T14">{</text:span></text:p>
            <text:p text:style-name="P29">  <text:span text:style-name="T6">"data"</text:span><text:span text:style-name="T7">: {</text:span></text:p>
            <text:p text:style-name="P29">    <text:span text:style-name="T6">"code"</text:span><text:span text:style-name="T7">: </text:span><text:span text:style-name="T9">"some_code"</text:span><text:span text:style-name="T7">,</text:span></text:p>
            <text:p text:style-name="P29">    <text:span text:style-name="T6">"</text:span><text:span text:style-name="T15">quantity</text:span><text:span text:style-name="T6">"</text:span><text:span text:style-name="T7">: </text:span><text:span text:style-name="T9">"some_</text:span><text:span text:style-name="T16">quantity</text:span><text:span text:style-name="T9">"</text:span></text:p>
            <text:p text:style-name="P29">  <text:span text:style-name="T7">}</text:span></text:p>
            <text:p text:style-name="P30"><text:soft-page-break/><text:span text:style-name="T10">}</text:span></text:p>
          </table:table-cell>
        </table:table-row>
      </table:table>
      <text:p text:style-name="P31">Then I should get a JSON response with the right HTTP status <text:s/><text:span text:style-name="T5">200</text:span></text:p>
      <text:p text:style-name="P32">And the response should be like the example below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28"><text:span text:style-name="T13">Example:<text:line-break/></text:span><text:span text:style-name="T14">{</text:span></text:p>
            <text:p text:style-name="P11">  <text:span text:style-name="T6">"data"</text:span><text:span text:style-name="T7">: {</text:span></text:p>
            <text:p text:style-name="P11">    <text:span text:style-name="T6">"product</text:span><text:span text:style-name="T17">s</text:span><text:span text:style-name="T6">"</text:span><text:span text:style-name="T7">: [</text:span></text:p>
            <text:p text:style-name="P11">      <text:span text:style-name="T7">{</text:span></text:p>
            <text:p text:style-name="P11">        <text:span text:style-name="T7">...</text:span></text:p>
            <text:p text:style-name="P11">      <text:span text:style-name="T7">},</text:span></text:p>
            <text:p text:style-name="P11">      <text:span text:style-name="T7">{</text:span></text:p>
            <text:p text:style-name="P11">        <text:span text:style-name="T7">... // </text:span><text:span text:style-name="T18">Updated list</text:span></text:p>
            <text:p text:style-name="P11">      <text:span text:style-name="T7">}</text:span></text:p>
            <text:p text:style-name="P11">    <text:span text:style-name="T7">],</text:span></text:p>
            <text:p text:style-name="P11">    <text:span text:style-name="T6">"total_price"</text:span><text:span text:style-name="T7">: </text:span><text:span text:style-name="T9">"some_total_price"</text:span></text:p>
            <text:p text:style-name="P11">  <text:span text:style-name="T7">}</text:span></text:p>
            <text:p text:style-name="P25">}</text:p>
          </table:table-cell>
        </table:table-row>
      </table:table>
      <text:p text:style-name="P26"/>
      <text:p text:style-name="P26">Scenario <text:span text:style-name="T5">3</text:span> – <text:span text:style-name="T5">Returns an error response when a validation is met</text:span></text:p>
      <text:p text:style-name="P33">Given I am a cashier</text:p>
      <text:p text:style-name="P33">When I <text:span text:style-name="T4">request <text:s/>to </text:span>add to cart the product with a wrong data like below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28"><text:span text:style-name="T13">Example:<text:line-break/></text:span><text:span text:style-name="T14">{</text:span></text:p>
            <text:p text:style-name="P29">  <text:span text:style-name="T6">"data"</text:span><text:span text:style-name="T7">: {</text:span></text:p>
            <text:p text:style-name="P29">    <text:span text:style-name="T6">"code"</text:span><text:span text:style-name="T7">: </text:span><text:span text:style-name="T9">"some_code"</text:span><text:span text:style-name="T7">,</text:span></text:p>
            <text:p text:style-name="P29">    <text:span text:style-name="T6">"</text:span><text:span text:style-name="T15">quantity</text:span><text:span text:style-name="T6">"</text:span><text:span text:style-name="T7">: </text:span><text:span text:style-name="T9">"some_</text:span><text:span text:style-name="T16">quantity</text:span><text:span text:style-name="T9">"</text:span></text:p>
            <text:p text:style-name="P29">  <text:span text:style-name="T7">}</text:span></text:p>
            <text:p text:style-name="P30"><text:span text:style-name="T10">}</text:span></text:p>
          </table:table-cell>
        </table:table-row>
      </table:table>
      <text:p text:style-name="P31">Then I should get a JSON response with the right HTTP status <text:s/><text:span text:style-name="T5">400</text:span></text:p>
      <text:p text:style-name="P34">And the response should be like the example below:</text:p>
      <table:table table:name="Table9" table:style-name="Table9">
        <table:table-column table:style-name="Table9.A"/>
        <text:soft-page-break/>
        <table:table-row>
          <table:table-cell table:style-name="Table9.A1" office:value-type="string">
            <text:p text:style-name="P35">Example:</text:p>
            <text:p text:style-name="P36">{</text:p>
            <text:p text:style-name="P11">  <text:span text:style-name="T6">"error"</text:span><text:span text:style-name="T7">: </text:span><text:span text:style-name="T9">"some_error"</text:span></text:p>
            <text:p text:style-name="P12"><text:span text:style-name="T10">}</text:span></text:p>
          </table:table-cell>
        </table:table-row>
      </table:table>
      <text:p text:style-name="P37"/>
      <text:p text:style-name="P37">Feature – <text:span text:style-name="T19">Removes the product from the cart</text:span></text:p>
      <text:p text:style-name="P38">Scenario <text:span text:style-name="T19">1</text:span> – <text:span text:style-name="T19">Removes the targeted product from the cart</text:span></text:p>
      <text:p text:style-name="P39"><text:span text:style-name="T19">Given</text:span> I <text:span text:style-name="T19">am a cashier</text:span></text:p>
      <text:p text:style-name="P40">When I <text:span text:style-name="T4">request to </text:span>remove the product with a data like below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6">Example:</text:p>
            <text:p text:style-name="P41">{</text:p>
            <text:p text:style-name="P11">  <text:span text:style-name="T6">"data"</text:span><text:span text:style-name="T7">: {</text:span></text:p>
            <text:p text:style-name="P11">    <text:span text:style-name="T6">"code"</text:span><text:span text:style-name="T7">: </text:span><text:span text:style-name="T9">"some_code"</text:span></text:p>
            <text:p text:style-name="P11">  <text:span text:style-name="T7">}</text:span></text:p>
            <text:p text:style-name="P12"><text:span text:style-name="T10">}</text:span></text:p>
          </table:table-cell>
        </table:table-row>
      </table:table>
      <text:p text:style-name="P39">Then I should get a JSON response with the right HTTP status <text:s/><text:span text:style-name="T19">200</text:span></text:p>
      <text:p text:style-name="P34">And the response should be like the example below:</text:p>
      <table:table table:name="Table10" table:style-name="Table10">
        <table:table-column table:style-name="Table10.A"/>
        <text:soft-page-break/>
        <table:table-row>
          <table:table-cell table:style-name="Table10.A1" office:value-type="string">
            <text:p text:style-name="P36">Example:</text:p>
            <text:p text:style-name="P41">{</text:p>
            <text:p text:style-name="P11">  <text:span text:style-name="T6">"data"</text:span><text:span text:style-name="T7">: {</text:span></text:p>
            <text:p text:style-name="P11">    <text:span text:style-name="T6">"product"</text:span><text:span text:style-name="T7">: [</text:span></text:p>
            <text:p text:style-name="P11">      <text:span text:style-name="T7">{</text:span></text:p>
            <text:p text:style-name="P11">        <text:span text:style-name="T7">... // </text:span><text:span text:style-name="T18">Updated list</text:span></text:p>
            <text:p text:style-name="P11">      <text:span text:style-name="T7">}</text:span></text:p>
            <text:p text:style-name="P11">    <text:span text:style-name="T7">],</text:span></text:p>
            <text:p text:style-name="P11">    <text:span text:style-name="T6">"total_price"</text:span><text:span text:style-name="T7">: </text:span><text:span text:style-name="T20">0</text:span></text:p>
            <text:p text:style-name="P11">  <text:span text:style-name="T7">}</text:span></text:p>
            <text:p text:style-name="P12"><text:span text:style-name="T10">}</text:span></text:p>
          </table:table-cell>
        </table:table-row>
      </table:table>
      <text:p text:style-name="P38"/>
      <text:p text:style-name="P38">Scenario <text:span text:style-name="T19">2 </text:span>– <text:span text:style-name="T19">Returns an error when there is no more product to be removed</text:span></text:p>
      <text:p text:style-name="P40">Given I am a cashier</text:p>
      <text:p text:style-name="P42">When I <text:span text:style-name="T4">request to </text:span>remove the product with a data like below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3">Example:</text:p>
            <text:p text:style-name="P44">{</text:p>
            <text:p text:style-name="P45">  <text:span text:style-name="T6">"data"</text:span><text:span text:style-name="T7">: {</text:span></text:p>
            <text:p text:style-name="P45">    <text:span text:style-name="T6">"code"</text:span><text:span text:style-name="T7">: </text:span><text:span text:style-name="T9">"some_code"</text:span></text:p>
            <text:p text:style-name="P45">  <text:span text:style-name="T7">}</text:span></text:p>
            <text:p text:style-name="P46"><text:span text:style-name="T10">}</text:span></text:p>
          </table:table-cell>
        </table:table-row>
      </table:table>
      <text:p text:style-name="P47">Then I should get a JSON response with the right HTTP status <text:s/><text:span text:style-name="T4">400</text:span></text:p>
      <text:p text:style-name="P48">And the response should be like the example below: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9">Example:</text:p>
            <text:p text:style-name="P43">{</text:p>
            <text:p text:style-name="P45">  <text:span text:style-name="T6">"error"</text:span><text:span text:style-name="T7">: </text:span><text:span text:style-name="T9">"some_error"</text:span></text:p>
            <text:p text:style-name="P46"><text:span text:style-name="T10">}</text:span></text:p>
          </table:table-cell>
        </table:table-row>
      </table:table>
      <text:p text:style-name="P37"/>
      <text:p text:style-name="P37"/>
      <text:p text:style-name="P37"/>
      <text:p text:style-name="P37"><text:soft-page-break/>Feature – <text:span text:style-name="T19">Clears the products from the cart</text:span></text:p>
      <text:p text:style-name="P50">Scenario <text:span text:style-name="T4">1</text:span><text:span text:style-name="T19"> </text:span>– <text:span text:style-name="T19">Returns an error when there is no more product to be removed</text:span></text:p>
      <text:p text:style-name="P51">Given I am a cashier</text:p>
      <text:p text:style-name="P51">When I request to clear the current cart</text:p>
      <text:p text:style-name="P47">Then I should get a JSON response with the right HTTP status <text:s/><text:span text:style-name="T4">200</text:span></text:p>
      <text:p text:style-name="P48">And the response should be like the example below:</text:p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3">Example:</text:p>
            <text:p text:style-name="P44">{</text:p>
            <text:p text:style-name="P45">  <text:span text:style-name="T6">"data"</text:span><text:span text:style-name="T7">: {</text:span></text:p>
            <text:p text:style-name="P45">    <text:span text:style-name="T6">"product"</text:span><text:span text:style-name="T7">: [</text:span></text:p>
            <text:p text:style-name="P45">      <text:span text:style-name="T7">{</text:span></text:p>
            <text:p text:style-name="P45">        <text:span text:style-name="T7">... // </text:span><text:span text:style-name="T18">Updated list</text:span></text:p>
            <text:p text:style-name="P45">      <text:span text:style-name="T7">}</text:span></text:p>
            <text:p text:style-name="P45">    <text:span text:style-name="T7">],</text:span></text:p>
            <text:p text:style-name="P45">    <text:span text:style-name="T6">"total_price"</text:span><text:span text:style-name="T7">: </text:span><text:span text:style-name="T20">0</text:span></text:p>
            <text:p text:style-name="P45">  <text:span text:style-name="T7">}</text:span></text:p>
            <text:p text:style-name="P46"><text:span text:style-name="T10">}</text:span>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Victor Mono" svg:font-family="'Victor Mono', 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P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8:07:32.583984400</meta:creation-date>
    <dc:date>2025-07-12T19:41:32.436972400</dc:date>
    <meta:editing-duration>PT7M13S</meta:editing-duration>
    <meta:editing-cycles>1</meta:editing-cycles>
    <meta:document-statistic meta:table-count="14" meta:image-count="0" meta:object-count="0" meta:page-count="7" meta:paragraph-count="164" meta:word-count="630" meta:character-count="3710" meta:non-whitespace-character-count="2961"/>
    <meta:generator>LibreOffice/25.2.4.3$Windows_X86_64 LibreOffice_project/33e196637044ead23f5c3226cde09b47731f7e27</meta:generator>
  </office:meta>
</office:document-meta>
</file>